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305eef" officeooo:paragraph-rsid="001eaf0d"/>
    </style:style>
    <style:style style:name="P2" style:family="paragraph" style:parent-style-name="Text_20_body">
      <style:text-properties officeooo:rsid="0031f3c8" officeooo:paragraph-rsid="001eaf0d"/>
    </style:style>
    <style:style style:name="P3" style:family="paragraph" style:parent-style-name="Text_20_body">
      <style:text-properties officeooo:rsid="0033e19a" officeooo:paragraph-rsid="001eaf0d"/>
    </style:style>
    <style:style style:name="P4" style:family="paragraph" style:parent-style-name="Text_20_body">
      <style:text-properties officeooo:rsid="00363767" officeooo:paragraph-rsid="001eaf0d"/>
    </style:style>
    <style:style style:name="P5" style:family="paragraph" style:parent-style-name="Text_20_body">
      <style:text-properties officeooo:rsid="0026a2ff" officeooo:paragraph-rsid="00206699"/>
    </style:style>
    <style:style style:name="P6" style:family="paragraph" style:parent-style-name="Text_20_body">
      <style:text-properties officeooo:rsid="0033e19a" officeooo:paragraph-rsid="00206699"/>
    </style:style>
    <style:style style:name="P7" style:family="paragraph" style:parent-style-name="Text_20_body">
      <style:text-properties officeooo:rsid="00363767" officeooo:paragraph-rsid="001eaf0d"/>
    </style:style>
    <style:style style:name="P8" style:family="paragraph" style:parent-style-name="Text_20_body">
      <style:text-properties officeooo:rsid="00206699" officeooo:paragraph-rsid="00206699"/>
    </style:style>
    <style:style style:name="T1" style:family="text">
      <style:text-properties officeooo:rsid="0033e19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méliorez la visibilité de votre site grâce au référencement</text:p>
      <text:p text:style-name="Text_20_body"/>
      <text:p text:style-name="Text_20_body"/>
      <text:h text:style-name="Heading_20_1" text:outline-level="1">Introduction au référencement</text:h>
      <text:p text:style-name="Text_20_body"/>
      <text:h text:style-name="Heading_20_2" text:outline-level="2">Parlons de referencement</text:h>
      <text:p text:style-name="P1">Mon site est-il référencé sur Google ?</text:p>
      <text:p text:style-name="P1">Pour cela, il existe un mot-clé qui est site: et qui est utilisable dans la barre de recherche de Google. Faites-le suivre par le nom de domaine du site dont vous voulez tester l'existence dans l'index.</text:p>
      <text:p text:style-name="P2">Ex : site:siteduzero.com <text:s/><text:span text:style-name="T1">(pas de http://)</text:span></text:p>
      <text:p text:style-name="P3">Google vous fournira également les meilleurs outils pour votre site web. <text:span text:style-name="T2">Google Analytics</text:span> vous permettra d’analyser toutes les sources de trafic et autres statistiques de votre site, tandis que les <text:span text:style-name="T2">Google Webmaster Tools</text:span> vous aideront à débusquer vos erreurs et à voir votre site comme Google le voit. <text:span text:style-name="T2">Google AdSense et Google AdWords</text:span> vous permettront également de passer de l'autre côté de la barre et d'aborder le référencement payant.</text:p>
      <text:h text:style-name="Heading_20_2" text:outline-level="2">Bien se préparer pour bien débuter</text:h>
      <text:p text:style-name="P4">Fin de page, IMPORTANT : Améliorez les possibilités de Firefox et Chrome </text:p>
      <text:p text:style-name="P4">=&gt; <text:span text:style-name="T4">Liste des extensions à ajouter pour developper </text:span></text:p>
      <text:p text:style-name="P8"><text:span text:style-name="T2">Web Developper</text:span></text:p>
      <text:p text:style-name="P8"><text:span text:style-name="T2">Firebug</text:span></text:p>
      <text:p text:style-name="P8"><text:span text:style-name="T2">User Agent Switcher</text:span></text:p>
      <text:p text:style-name="P8"><text:span text:style-name="T2">WebRank Toolbar</text:span></text:p>
      <text:p text:style-name="P8"><text:span text:style-name="T2">KGen</text:span></text:p>
      <text:p text:style-name="P8"><text:span text:style-name="T2"/></text:p>
      <text:p text:style-name="P4">Sans vouloir animer de débats, ma préférence personnelle va à Firefox, car il est considéré depuis vraiment longtemps comme l'ami des développeurs. La somme d'extensions qu'il propose, ses performances ainsi que sa communauté en font vraiment un allié de choix pour toute tâche de développement (au sens large) sur le web</text:p>
      <text:h text:style-name="Heading_20_2" text:outline-level="2"><text:soft-page-break/>Les robots sur le web</text:h>
      <text:p text:style-name="Text_20_body"/>
      <text:p text:style-name="Text_20_body"/>
      <text:p text:style-name="P6">-----------</text:p>
      <text:p text:style-name="P5">Les robots du web vont visiter notre site pour l'indexer. Il faut que notre site soit impec :</text:p>
      <text:p text:style-name="P5">=&gt; ne pas le mettre en route alors qu'il n'est pas fini, il sera mal evalué et il sera dur de redresser le tir.</text:p>
      <text:p text:style-name="P5">=&gt; des qu'il est mis en ligne, le rendre vivant pdt les prochains jours, google analyse ca.</text:p>
      <text:p text:style-name="P5">=&gt; il est important que le fond soit bien structurer (cf : organiser son texte &amp; structurer son site), la forme on s'en fou, google ne regarde pas CSS.</text:p>
      <text:p text:style-name="Text_20_body"/>
      <text:p text:style-name="Text_20_body"/>
      <text:p text:style-name="Text_20_body"/>
      <text:p text:style-name="Text_20_body"/>
      <text:p text:style-name="Text_20_body"/>
      <text:h text:style-name="Heading_20_1" text:outline-level="1">Optimisez vos pages web pou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1T11:03:42.696527828</meta:creation-date>
    <dc:date>2014-08-21T11:12:42.145525188</dc:date>
    <meta:editing-duration>P0D</meta:editing-duration>
    <meta:editing-cycles>2</meta:editing-cycles>
    <meta:generator>LibreOffice/4.2.4.2$Linux_X86_64 LibreOffice_project/420m0$Build-2</meta:generator>
    <meta:document-statistic meta:table-count="0" meta:image-count="0" meta:object-count="0" meta:page-count="2" meta:paragraph-count="23" meta:word-count="323" meta:character-count="1889" meta:non-whitespace-character-count="1591"/>
  </office:meta>
</office:document-meta>
</file>